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fo:language="de" fo:country="DE" fo:font-weight="normal" officeooo:rsid="001cbc3e" officeooo:paragraph-rsid="001cbc3e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fo:language="zxx" fo:country="none" fo:font-weight="normal" officeooo:rsid="00197b5f" officeooo:paragraph-rsid="00197b5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" style:family="paragraph" style:parent-style-name="Standard">
      <style:text-properties fo:font-size="12pt" fo:language="zxx" fo:country="none" fo:font-weight="normal" officeooo:rsid="00197b5f" officeooo:paragraph-rsid="0019f7a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" style:family="paragraph" style:parent-style-name="Standard">
      <style:text-properties fo:font-size="12pt" fo:language="zxx" fo:country="none" fo:font-weight="normal" officeooo:rsid="0019f7a5" officeooo:paragraph-rsid="0019f7a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" style:family="paragraph" style:parent-style-name="Standard">
      <style:text-properties fo:font-size="12pt" fo:language="zxx" fo:country="none" fo:font-weight="normal" officeooo:rsid="0019530a" officeooo:paragraph-rsid="0019f7a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 style:parent-style-name="Standard">
      <style:text-properties fo:font-size="12pt" fo:language="zxx" fo:country="none" fo:font-weight="normal" officeooo:rsid="001be6df" officeooo:paragraph-rsid="001be6d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" style:family="paragraph" style:parent-style-name="Standard">
      <style:text-properties fo:font-size="12pt" fo:language="zxx" fo:country="none" fo:font-weight="normal" officeooo:rsid="001cbc3e" officeooo:paragraph-rsid="001cbc3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Standard">
      <style:text-properties style:font-name="Liberation Serif" fo:font-size="18pt" fo:language="zxx" fo:country="none" fo:font-weight="bold" officeooo:rsid="00205d0d" officeooo:paragraph-rsid="00205d0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9" style:family="paragraph" style:parent-style-name="Standard">
      <style:text-properties style:font-name="Liberation Serif" fo:font-size="18pt" fo:language="zxx" fo:country="none" fo:font-weight="bold" officeooo:rsid="00267647" officeooo:paragraph-rsid="00267647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10" style:family="paragraph" style:parent-style-name="Standard">
      <style:text-properties style:font-name="Liberation Serif" fo:font-size="12pt" fo:language="zxx" fo:country="none" fo:font-weight="normal" officeooo:rsid="001cbc3e" officeooo:paragraph-rsid="001cbc3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1" style:family="paragraph" style:parent-style-name="Standard">
      <style:text-properties style:font-name="Liberation Serif" fo:font-size="12pt" fo:language="zxx" fo:country="none" fo:font-weight="normal" officeooo:rsid="001da11f" officeooo:paragraph-rsid="001da11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2" style:family="paragraph" style:parent-style-name="Standard">
      <style:text-properties style:font-name="Liberation Serif" fo:font-size="12pt" fo:language="zxx" fo:country="none" fo:font-weight="normal" officeooo:rsid="00205d0d" officeooo:paragraph-rsid="00205d0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3" style:family="paragraph" style:parent-style-name="Standard">
      <style:text-properties style:font-name="Liberation Serif" fo:font-size="12pt" fo:language="zxx" fo:country="none" fo:font-weight="normal" officeooo:rsid="00205d0d" officeooo:paragraph-rsid="00227f0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4" style:family="paragraph" style:parent-style-name="Standard">
      <style:text-properties style:font-name="Liberation Serif" fo:font-size="12pt" fo:language="zxx" fo:country="none" fo:font-weight="normal" officeooo:rsid="00205d0d" officeooo:paragraph-rsid="0022a71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5" style:family="paragraph" style:parent-style-name="Standard">
      <style:text-properties style:font-name="Liberation Serif" fo:font-size="12pt" fo:language="zxx" fo:country="none" fo:font-weight="normal" officeooo:rsid="001e93d8" officeooo:paragraph-rsid="001e93d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6" style:family="paragraph" style:parent-style-name="Standard">
      <style:text-properties style:font-name="Liberation Serif" fo:font-size="12pt" fo:language="zxx" fo:country="none" fo:font-weight="normal" officeooo:rsid="001e93d8" officeooo:paragraph-rsid="00257aa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7" style:family="paragraph" style:parent-style-name="Standard">
      <style:text-properties style:font-name="Liberation Serif" fo:font-size="12pt" fo:language="zxx" fo:country="none" fo:font-weight="normal" officeooo:rsid="001e93d8" officeooo:paragraph-rsid="0026764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8" style:family="paragraph" style:parent-style-name="Standard">
      <style:text-properties style:font-name="Liberation Serif" fo:font-size="12pt" fo:language="zxx" fo:country="none" fo:font-weight="normal" officeooo:rsid="00219b6b" officeooo:paragraph-rsid="00219b6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9" style:family="paragraph" style:parent-style-name="Standard">
      <style:text-properties style:font-name="Liberation Serif" fo:font-size="12pt" fo:language="zxx" fo:country="none" fo:font-weight="normal" officeooo:rsid="00227f03" officeooo:paragraph-rsid="00227f0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0" style:family="paragraph" style:parent-style-name="Standard">
      <style:text-properties style:font-name="Liberation Serif" fo:font-size="12pt" fo:language="zxx" fo:country="none" fo:font-weight="normal" officeooo:rsid="00227f03" officeooo:paragraph-rsid="00257aa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1" style:family="paragraph" style:parent-style-name="Standard">
      <style:text-properties style:font-name="Liberation Serif" fo:font-size="12pt" fo:language="zxx" fo:country="none" fo:font-weight="normal" officeooo:rsid="0022a711" officeooo:paragraph-rsid="0022a71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2" style:family="paragraph" style:parent-style-name="Standard">
      <style:text-properties style:font-name="Liberation Serif" fo:font-size="12pt" fo:language="zxx" fo:country="none" fo:font-weight="normal" officeooo:rsid="00257aa9" officeooo:paragraph-rsid="00257aa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3" style:family="paragraph" style:parent-style-name="Standard">
      <style:text-properties style:font-name="Liberation Serif" fo:font-size="12pt" fo:language="zxx" fo:country="none" fo:font-weight="normal" officeooo:rsid="00257aa9" officeooo:paragraph-rsid="0022a71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4" style:family="paragraph" style:parent-style-name="Standard">
      <style:text-properties style:font-name="Liberation Serif" fo:font-size="12pt" fo:language="zxx" fo:country="none" fo:font-weight="normal" officeooo:rsid="00267647" officeooo:paragraph-rsid="0026764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5" style:family="paragraph" style:parent-style-name="Standard">
      <style:text-properties fo:language="zxx" fo:country="none" officeooo:rsid="0019530a" officeooo:paragraph-rsid="0019530a" style:language-asian="zxx" style:country-asian="none" style:language-complex="zxx" style:country-complex="none"/>
    </style:style>
    <style:style style:name="P26" style:family="paragraph" style:parent-style-name="Standard">
      <style:text-properties fo:font-size="18pt" fo:language="zxx" fo:country="none" fo:font-weight="bold" officeooo:rsid="00197b5f" officeooo:paragraph-rsid="00197b5f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27" style:family="paragraph" style:parent-style-name="Standard">
      <style:text-properties style:font-name="Liberation Serif" fo:font-size="12pt" fo:language="zxx" fo:country="none" fo:font-weight="normal" officeooo:rsid="00296655" officeooo:paragraph-rsid="0029665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8" style:family="paragraph" style:parent-style-name="Standard">
      <style:text-properties style:font-name="Liberation Serif" fo:font-size="12pt" fo:language="zxx" fo:country="none" fo:font-weight="normal" officeooo:rsid="001da11f" officeooo:paragraph-rsid="001da11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" style:family="text">
      <style:text-properties officeooo:rsid="00199b96"/>
    </style:style>
    <style:style style:name="T2" style:family="text">
      <style:text-properties officeooo:rsid="001cbc3e"/>
    </style:style>
    <style:style style:name="T3" style:family="text">
      <style:text-properties officeooo:rsid="001da11f"/>
    </style:style>
    <style:style style:name="T4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officeooo:rsid="00227f03"/>
    </style:style>
    <style:style style:name="T7" style:family="text">
      <style:text-properties officeooo:rsid="0022a711"/>
    </style:style>
    <style:style style:name="T8" style:family="text">
      <style:text-properties officeooo:rsid="0023d1c5"/>
    </style:style>
    <style:style style:name="T9" style:family="text">
      <style:text-properties officeooo:rsid="00257aa9"/>
    </style:style>
    <style:style style:name="T10" style:family="text">
      <style:text-properties officeooo:rsid="00267647"/>
    </style:style>
    <style:style style:name="T11" style:family="text">
      <style:text-properties officeooo:rsid="00296655"/>
    </style:style>
    <style:style style:name="T12" style:family="text">
      <style:text-properties officeooo:rsid="00296f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Dokumentation Live Müll erkennungs KI und Webserver</text:p>
      <text:p text:style-name="P25"/>
      <text:p text:style-name="P25">Ziel: Bild erkennungs KI die verschiedene Müllsorten erkennen und auseinanderhalten kann und ihre Position im Live Bild angibt.</text:p>
      <text:p text:style-name="P25">Der Webserver ist zur Überwachung und Fernsteuerung der Software</text:p>
      <text:p text:style-name="P25"/>
      <text:p text:style-name="P25">Übersicht:</text:p>
      <text:p text:style-name="P25">0. Vorbereitung:</text:p>
      <text:p text:style-name="P25"><text:tab/>1. Installation von Raspi-OS (64bit) auf dem Rapsi 5 (min 8gb ram)<text:line-break/><text:tab/>2. Paket Update und Upgrade</text:p>
      <text:p text:style-name="P25"><text:tab/>3. Installation PyEnv (Python Manage Library)</text:p>
      <text:p text:style-name="P25"><text:tab/>4. Installieren von Python 3.<text:span text:style-name="T2">9.2 </text:span>neben System Python<text:line-break/><text:tab/>5. Virtuelle Umgebung erstellen</text:p>
      <text:p text:style-name="P25"/>
      <text:p text:style-name="P25">1. Installation</text:p>
      <text:p text:style-name="P25"><text:tab/>1. Installation Tensor Flow Lite Pakete</text:p>
      <text:p text:style-name="P25"><text:tab/>2. Installation Webserver Pakete</text:p>
      <text:p text:style-name="P25"><text:tab/>3. Setup TF-Lite Objekt Erkennung</text:p>
      <text:p text:style-name="P25"><text:tab/>4. Scripts von Github Laden</text:p>
      <text:p text:style-name="P25"/>
      <text:p text:style-name="P25">2. <text:span text:style-name="T11">Starten / Laufen lassen</text:span></text:p>
      <text:p text:style-name="P25"><text:tab/><text:span text:style-name="T12">1</text:span>. Testen</text:p>
      <text:p text:style-name="P25"/>
      <text:p text:style-name="P25">____</text:p>
      <text:p text:style-name="P25"/>
      <text:p text:style-name="P26">0. Vorbereitung</text:p>
      <text:p text:style-name="P2"/>
      <text:p text:style-name="P3">1. Installation von Raspi-OS (64bit<text:span text:style-name="T1">)<text:line-break/>Es läuft auch auf 32bit, aber durch 64bit architektur ist es viel schneller</text:span></text:p>
      <text:p text:style-name="P3"/>
      <text:p text:style-name="P4">2. Paket Update und Upgrade<text:line-break/>sudo apt update &amp;&amp; sudo apt upgrade -y<text:span text:style-name="T12">vb</text:span></text:p>
      <text:p text:style-name="P3"/>
      <text:p text:style-name="P5">3. Installation PyEnv (Python Manage Library)</text:p>
      <text:p text:style-name="P6">Installer von pyenv herunterladen und ausführen</text:p>
      <text:p text:style-name="P4">curl https://pyenv.run | bash</text:p>
      <text:p text:style-name="P4"/>
      <text:p text:style-name="P4">Edit the .bashrc with the command</text:p>
      <text:p text:style-name="P4"><text:s text:c="4"/>sudo nano ~/.bashrc</text:p>
      <text:p text:style-name="P4"/>
      <text:p text:style-name="P6">Add these three lines <text:span text:style-name="T2">to implement pyenv on starting a bash</text:span></text:p>
      <text:p text:style-name="P4">export PATH="$HOME/.pyenv/bin:$PATH"</text:p>
      <text:p text:style-name="P4">eval "$(pyenv init --path)"</text:p>
      <text:p text:style-name="P4">eval "$(pyenv virtualenv-init -)"</text:p>
      <text:p text:style-name="P4"/>
      <text:p text:style-name="P6">Terminal neu starten <text:span text:style-name="T2">um .bashrc neu zu laden</text:span></text:p>
      <text:p text:style-name="P6"/>
      <text:p text:style-name="P6">Benötigte Pakete für Pyenv installieren</text:p>
      <text:p text:style-name="P6">sudo apt-get install --yes libssl-dev zlib1g-dev libbz2-dev libreadline-dev libsqlite3-dev llvm libncurses5-dev libncursesw5-dev xz-utils tk-dev libgdbm-dev lzma lzma-dev tcl-dev libxml2-dev libxmlsec1-dev libffi-dev liblzma-dev wget curl make build-essential openssl</text:p>
      <text:p text:style-name="P6"/>
      <text:p text:style-name="P6"><text:soft-page-break/></text:p>
      <text:p text:style-name="P7">Pyenv auf die neueste Version updaten</text:p>
      <text:p text:style-name="P6">pyenv update</text:p>
      <text:p text:style-name="P6"/>
      <text:p text:style-name="P7">Install Python 3.9.2 on the system belongside every other installation, <text:span text:style-name="T3">because only on this version the script runs stable (TF-Lite requires this version to run properly)</text:span></text:p>
      <text:p text:style-name="P7">pyenv install 3.9.2</text:p>
      <text:p text:style-name="P7"/>
      <text:p text:style-name="P7">pyenv <text:span text:style-name="T6">local</text:span> 3.9.2</text:p>
      <text:p text:style-name="P11"><text:s/></text:p>
      <text:p text:style-name="P27">Das Python venv Module installiere um die virtuelle Umgebung zu ersetllen.</text:p>
      <text:p text:style-name="P1"><text:span text:style-name="Source_20_Text"><text:span text:style-name="T4">sudo apt install python3-venv -y</text:span></text:span></text:p>
      <text:p text:style-name="P10"/>
      <text:p text:style-name="P27">Die virtuelle Umgebung erstellen:</text:p>
      <text:p text:style-name="P11">python -m venv env</text:p>
      <text:p text:style-name="P11"/>
      <text:p text:style-name="P21">Update pip:</text:p>
      <text:p text:style-name="P14">python3 -m pip <text:span text:style-name="T7">install </text:span>--<text:span text:style-name="T7">upgrade pip</text:span></text:p>
      <text:p text:style-name="P11"/>
      <text:p text:style-name="P11"/>
      <text:p text:style-name="P8">1. Installation</text:p>
      <text:p text:style-name="P12"><text:span text:style-name="T5"/></text:p>
      <text:p text:style-name="P11">source ./env/bin/activate</text:p>
      <text:p text:style-name="P11"/>
      <text:p text:style-name="P11">Version überprüfen:</text:p>
      <text:p text:style-name="P11">python -V</text:p>
      <text:p text:style-name="P11">Erwartete ausgabe: 3.9.2</text:p>
      <text:p text:style-name="P15"/>
      <text:p text:style-name="P12">Install required Packages</text:p>
      <text:p text:style-name="P19"/>
      <text:p text:style-name="P13">picture processing:</text:p>
      <text:p text:style-name="P13">python3 -m pip install numpy<text:span text:style-name="T7">=</text:span>=<text:span text:style-name="T7">1.26.4</text:span></text:p>
      <text:p text:style-name="P13"/>
      <text:p text:style-name="P20">TF-Lite runtime:</text:p>
      <text:p text:style-name="P15">python3 -m pip install tflite-runtime </text:p>
      <text:p text:style-name="P19"/>
      <text:p text:style-name="P22">Webserver engine:</text:p>
      <text:p text:style-name="P16">python3 -m pip install <text:span text:style-name="T9">gevent</text:span></text:p>
      <text:p text:style-name="P17">python3 -m pip install <text:span text:style-name="T10">waitress</text:span></text:p>
      <text:p text:style-name="P12"/>
      <text:p text:style-name="P22">Webserver Framework:</text:p>
      <text:p text:style-name="P16">python3 -m pip install <text:span text:style-name="T9">flask</text:span></text:p>
      <text:p text:style-name="P16"/>
      <text:p text:style-name="P24"/>
      <text:p text:style-name="P12"/>
      <text:p text:style-name="P18">Fork Github TF-Lite Source Repository:</text:p>
      <text:p text:style-name="P12">git clone https://github.com/tensorflow/examples --depth 1</text:p>
      <text:p text:style-name="P12"/>
      <text:p text:style-name="P18">Enter object detection folder for raspi:</text:p>
      <text:p text:style-name="P12">cd examples/lite/examples/<text:span text:style-name="T8">object_detection</text:span>/raspberry_pi</text:p>
      <text:p text:style-name="P12"/>
      <text:p text:style-name="P18"><text:soft-page-break/>Start the setup agent <text:span text:style-name="T7">to download the Model and set it up:</text:span></text:p>
      <text:p text:style-name="P12">sh setup.sh</text:p>
      <text:p text:style-name="P12"/>
      <text:p text:style-name="P21">Test the basic Object Detection:</text:p>
      <text:p text:style-name="P21">python detect.py</text:p>
      <text:p text:style-name="P21"><text:tab/><text:span text:style-name="T8">Erwartete ausgabe:<text:line-break/><text:tab/>INFO: Created TensorFlow Lite XNNPACK delegate for CPU.</text:span></text:p>
      <text:p text:style-name="P21"><text:tab/><text:span text:style-name="T8">Ein Fenster öffnet sich und dort ist die Kamera ansicht zu sehen. In den Boxen sind die <text:tab/>erkannten Objekte mit den Wahrscheinlichkeiten oben links an der <text:line-break/><text:line-break/>4. Scripts von Github laden:</text:span></text:p>
      <text:p text:style-name="P21"/>
      <text:p text:style-name="P22">Alte datei löschen:</text:p>
      <text:p text:style-name="P22">rm detect.py</text:p>
      <text:p text:style-name="P21"/>
      <text:p text:style-name="P22">Neue detect.py herunterladen: (Zur Objekterkennung und des Webservers)</text:p>
      <text:p text:style-name="P23">wget https://raw.githubusercontent.com/Lacuranas/muell-sammel-roboter/main/scripts/detect.py</text:p>
      <text:p text:style-name="P21"/>
      <text:p text:style-name="P22">Neue Roboter.py herunterladen: (zur steuerung des Roboters)</text:p>
      <text:p text:style-name="P22">wget https://raw.githubusercontent.com/Lacuranas/muell-sammel-roboter/main/scripts/roboter.py</text:p>
      <text:p text:style-name="P22"/>
      <text:p text:style-name="P9">2. Running</text:p>
      <text:p text:style-name="P24">python roboter.py</text:p>
      <text:p text:style-name="P24"><text:tab/>Erwartete Ausgabe:</text:p>
      <text:p text:style-name="P24"><text:tab/><text:tab/>started Webser on Port 8080 / 80</text:p>
      <text:p text:style-name="P24"><text:tab/><text:tab/>INFO: Created TensorFlow Lite XNNPACK delegate for CPU.</text:p>
      <text:p text:style-name="P24"><text:tab/><text:tab/>Object Detection running<text:line-break/><text:line-break/></text:p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2T07:26:22.834132204</meta:creation-date>
    <dc:date>2026-01-19T13:27:13.931426778</dc:date>
    <meta:editing-duration>PT2H12M12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3" meta:paragraph-count="80" meta:word-count="472" meta:character-count="3454" meta:non-whitespace-character-count="3034"/>
  </office:meta>
</office:document-meta>
</file>